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text-properties style:font-name="新細明體" style:font-name-asian="新細明體" fo:font-size="12pt" style:font-size-asian="12pt" style:font-size-complex="12pt"/>
    </style:style>
    <style:style style:name="P2" style:parent-style-name="PreformattedText" style:family="paragraph">
      <style:text-properties style:font-name="新細明體" style:font-name-asian="新細明體" fo:font-size="12pt" style:font-size-asian="12pt" style:font-size-complex="12pt"/>
    </style:style>
    <style:style style:name="P3" style:parent-style-name="PreformattedText" style:family="paragraph">
      <style:text-properties style:font-name="新細明體" style:font-name-asian="新細明體" fo:font-size="12pt" style:font-size-asian="12pt" style:font-size-complex="12pt"/>
    </style:style>
    <style:style style:name="P4" style:parent-style-name="PreformattedText" style:family="paragraph">
      <style:text-properties style:font-name="新細明體" style:font-name-asian="新細明體" fo:font-size="12pt" style:font-size-asian="12pt" style:font-size-complex="12pt"/>
    </style:style>
    <style:style style:name="P5" style:parent-style-name="PreformattedText" style:family="paragraph">
      <style:text-properties style:font-name="新細明體" style:font-name-asian="新細明體" fo:font-size="12pt" style:font-size-asian="12pt" style:font-size-complex="12pt"/>
    </style:style>
    <style:style style:name="P6" style:parent-style-name="PreformattedText" style:family="paragraph">
      <style:text-properties style:font-name="新細明體" style:font-name-asian="新細明體" fo:font-size="12pt" style:font-size-asian="12pt" style:font-size-complex="12pt"/>
    </style:style>
    <style:style style:name="P7" style:parent-style-name="PreformattedText" style:family="paragraph">
      <style:text-properties style:font-name="新細明體" style:font-name-asian="新細明體" fo:font-size="12pt" style:font-size-asian="12pt" style:font-size-complex="12pt"/>
    </style:style>
    <style:style style:name="P8" style:parent-style-name="PreformattedText" style:family="paragraph">
      <style:text-properties style:font-name="新細明體" style:font-name-asian="新細明體" fo:font-size="12pt" style:font-size-asian="12pt" style:font-size-complex="12pt"/>
    </style:style>
    <style:style style:name="P9" style:parent-style-name="PreformattedText" style:family="paragraph">
      <style:text-properties style:font-name="新細明體" style:font-name-asian="新細明體" fo:font-size="12pt" style:font-size-asian="12pt" style:font-size-complex="12pt"/>
    </style:style>
    <style:style style:name="P10" style:parent-style-name="PreformattedText" style:family="paragraph">
      <style:text-properties style:font-name="新細明體" style:font-name-asian="新細明體" fo:font-size="12pt" style:font-size-asian="12pt" style:font-size-complex="12pt"/>
    </style:style>
    <style:style style:name="T11" style:parent-style-name="預設段落字型" style:family="text">
      <style:text-properties style:font-name="新細明體" style:font-name-asian="新細明體" fo:font-size="12pt" style:font-size-asian="12pt" style:font-size-complex="12pt"/>
    </style:style>
    <style:style style:name="T12" style:parent-style-name="預設段落字型" style:family="text">
      <style:text-properties style:font-name="新細明體" style:font-name-asian="新細明體" fo:font-size="12pt" style:font-size-asian="12pt" style:font-size-complex="12pt"/>
    </style:style>
    <style:style style:name="T13" style:parent-style-name="預設段落字型" style:family="text">
      <style:text-properties style:font-name="新細明體" style:font-name-asian="新細明體" fo:font-size="12pt" style:font-size-asian="12pt" style:font-size-complex="12pt"/>
    </style:style>
    <style:style style:name="T14" style:parent-style-name="預設段落字型" style:family="text">
      <style:text-properties style:font-name="新細明體" style:font-name-asian="新細明體" fo:font-size="12pt" style:font-size-asian="12pt" style:font-size-complex="12pt"/>
    </style:style>
    <style:style style:name="T15" style:parent-style-name="預設段落字型" style:family="text">
      <style:text-properties style:font-name="新細明體" style:font-name-asian="新細明體" fo:font-size="12pt" style:font-size-asian="12pt" style:font-size-complex="12pt"/>
    </style:style>
    <style:style style:name="T16" style:parent-style-name="預設段落字型" style:family="text">
      <style:text-properties style:font-name="新細明體" style:font-name-asian="新細明體" fo:font-size="12pt" style:font-size-asian="12pt" style:font-size-complex="12pt"/>
    </style:style>
    <style:style style:name="T17" style:parent-style-name="預設段落字型" style:family="text">
      <style:text-properties style:font-name="新細明體" style:font-name-asian="新細明體" fo:font-size="12pt" style:font-size-asian="12pt" style:font-size-complex="12pt"/>
    </style:style>
    <style:style style:name="T18" style:parent-style-name="預設段落字型" style:family="text">
      <style:text-properties style:font-name="新細明體" style:font-name-asian="新細明體" fo:font-size="12pt" style:font-size-asian="12pt" style:font-size-complex="12pt"/>
    </style:style>
    <style:style style:name="T19" style:parent-style-name="預設段落字型" style:family="text">
      <style:text-properties style:font-name="新細明體" style:font-name-asian="新細明體" fo:font-size="12pt" style:font-size-asian="12pt" style:font-size-complex="12pt"/>
    </style:style>
    <style:style style:name="T20" style:parent-style-name="預設段落字型" style:family="text">
      <style:text-properties style:font-name="新細明體" style:font-name-asian="新細明體" fo:font-size="12pt" style:font-size-asian="12pt" style:font-size-complex="12pt"/>
    </style:style>
  </office:automatic-styles>
  <office:body>
    <office:text text:use-soft-page-breaks="true">
      <text:p text:style-name="P1">在看過國內網路服務業者如何經營管理等問題之後，在這網路服務業系列文章的最後一篇，我們特地向外取經，看看日本商業網路的發展狀況，及在<text:s/>Internet<text:s/>盛行的美國，AmericaOnline<text:s/>是使用何種行銷服務策略，成功地占有廣大的市場。雖然彼此的網路發展環境並不相同，但其應用發展的模式，足為國內業者借鏡。</text:p>
      <text:p text:style-name="P2"/>
      <text:p text:style-name="P3">經過將近一年的時間，國內的網路服務業環境已漸漸成形，伴隨著越來越多的民營呼聲，未來網路服務業在國內將更臻成熟。之前連載的六篇系列文章，我們都圍繞在與我們密切相關的國內業者話題上，探討了許多業者經營與管理上的問題與方法。看完了有關國內的網路服務業環境，在這最後一個系列中，筆者將帶各位看看日本國內商業網路發展，以及美國地區一個網路商業應用典範──著名的<text:s/>America Online。在本文的最後，我們要談談有關資訊服務與資訊仲介的話題。</text:p>
      <text:p text:style-name="P4"/>
      <text:p text:style-name="P5">美洲地區以美國為主要領導國家，歐洲則以英國為首，然而在亞洲，正如其在國際間的政經地位一樣，是一塊潛力無窮的處女開發地。目前亞洲地區較為活躍的<text:s/>Internet<text:s/>國家分別是日本、台灣、香港、新加坡，其中又以日本規模最大，台灣與香港次之，新加坡因其特殊地理位置的優勢則有後起之勢。日本、香港地區因為電信制度的開放，所以發展的速度非常快，也迅速地成為全球<text:s/>Internet<text:s/>中重要的連接國，其中又以民營的網路服務業者的活躍表現最為人所激賞。以下，我們要來看看鄰近的日本在<text:s/>Internet<text:s/>上的進展。</text:p>
      <text:p text:style-name="P6"/>
      <text:p text:style-name="P7">曾有人大嘆「日本實在不適合玩<text:s/>Internet！」，原因在於電信公營缺乏彈性與競爭，使得費用高漲。在表面上看起來，日本電信事業為民營事業，不過實際上公營卻佔了80%之多，如此變相的電信箝制，也引發了一些問題。不過民營化的腳步加快，也使得日本人正一步步地邁向「成為亞洲區主幹國」的夢想。在民營與競爭激烈兩個條件下，使用費勢必逐漸合理化，而服務也將益臻完善。看看美國地區完全開放民間經營的電信事業，一方面帶起了民間的參與，另一方面也促成了國家科技的發達，是值得電信逐漸民營化的我們學習的。</text:p>
      <text:p text:style-name="P8"/>
      <text:p text:style-name="P9">在使用族群上，與台灣比較不同的是台灣多半以資訊人員、學生等居多，日本則較偏向家庭應用，另外線上服務的規劃也較生活化。日本的<text:s/>Internet<text:s/>使用群大致上來說可以分為<text:s/>1.家庭：日本玩<text:s/>Internet<text:s/>的不是特定的一些人士而已，連爸爸媽媽也積極參與（在我們看起來的確是有點誇張）；2.學生：與台灣共通的地方是<text:s/>Internet<text:s/>的使用在校園十分盛行；3.Power User：日本有不少技術人員或是<text:s/>Hacker（資深玩家）、自由作家等駐足線上，也因此在日本有不少由日本人自行開發的日文版本上線軟體或其他類應用軟體。</text:p>
      <text:p text:style-name="P10"/>
      <text:p text:style-name="PreformattedText"><text:span text:style-name="T11">與各式各樣媒體結合，是</text:span><text:span text:style-name="T12"><text:s/>AOL<text:s/></text:span><text:span text:style-name="T13">的一大特色。它曾經與電視公司合作，進行線上球賽實況轉播；與新聞、雜誌</text:span><text:span text:style-name="T14">等平面出版媒體合作，推出電子版的新聞與雜誌；另外還與唱片業者合作，推出特賣會；以及與娛樂團體合作，邀請大明星上線與用戶會面。</text:span><text:span text:style-name="T15">AOL<text:s/></text:span><text:span text:style-name="T16">積極進行媒體結合的考量有兩點：一是它重視專業分工，我們常常看到許多業者獨攬一堆線上服務，但是並不十分出色，原因不在於他們所提供的資訊太少，而是在於其專業性。</text:span><text:span text:style-name="T17">AOL<text:s/></text:span><text:span text:style-name="T18">深知唯有與各種專業媒體合作，才能讓自己的線上服務更具專業完整性。二是交由專業媒體來負責維護，</text:span><text:span text:style-name="T19">AOL<text:s/></text:span><text:span text:style-name="T20">一方面可以省下不少人力維護成本，二方面可以增加在各種媒體上露面的機會。這是值得我們學習的。</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pc01</dc:creator>
    <meta:creation-date>2021-01-06T00:52:00Z</meta:creation-date>
    <dc:date>2021-01-27T05:25:00Z</dc:date>
    <meta:template xlink:href="Normal.dotm" xlink:type="simple"/>
    <meta:editing-cycles>4</meta:editing-cycles>
    <meta:editing-duration>PT480S</meta:editing-duration>
    <meta:document-statistic meta:page-count="1" meta:paragraph-count="2" meta:word-count="212" meta:character-count="1421" meta:row-count="10" meta:non-whitespace-character-count="1211"/>
  </office:meta>
</office:document-meta>
</file>